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214dd"/>
    </style:style>
    <style:style style:name="P2" style:family="paragraph" style:parent-style-name="Standard">
      <style:text-properties officeooo:paragraph-rsid="00130714"/>
    </style:style>
    <style:style style:name="P3" style:family="paragraph" style:parent-style-name="Standard">
      <style:text-properties officeooo:rsid="001214dd" officeooo:paragraph-rsid="001214dd"/>
    </style:style>
    <style:style style:name="P4" style:family="paragraph" style:parent-style-name="Standard">
      <style:text-properties officeooo:rsid="0012fa50" officeooo:paragraph-rsid="001214dd"/>
    </style:style>
    <style:style style:name="P5" style:family="paragraph" style:parent-style-name="Standard">
      <style:text-properties officeooo:rsid="00166291" officeooo:paragraph-rsid="00166291"/>
    </style:style>
    <style:style style:name="P6" style:family="paragraph" style:parent-style-name="Standard">
      <style:text-properties officeooo:rsid="00130714" officeooo:paragraph-rsid="00130714"/>
    </style:style>
    <style:style style:name="P7" style:family="paragraph" style:parent-style-name="Standard">
      <style:paragraph-properties fo:break-before="page"/>
      <style:text-properties officeooo:rsid="000cfd82" officeooo:paragraph-rsid="00181865"/>
    </style:style>
    <style:style style:name="P8" style:family="paragraph" style:parent-style-name="Standard">
      <style:text-properties officeooo:rsid="000cfd82" officeooo:paragraph-rsid="00181865"/>
    </style:style>
    <style:style style:name="P9" style:family="paragraph" style:parent-style-name="Standard">
      <style:text-properties officeooo:rsid="000e3dd9" officeooo:paragraph-rsid="00181865"/>
    </style:style>
    <style:style style:name="P10" style:family="paragraph" style:parent-style-name="Standard">
      <style:text-properties officeooo:rsid="000e1f30" officeooo:paragraph-rsid="00181865"/>
    </style:style>
    <style:style style:name="P11" style:family="paragraph" style:parent-style-name="Standard">
      <style:text-properties officeooo:rsid="0010130d" officeooo:paragraph-rsid="00181865"/>
    </style:style>
    <style:style style:name="P12" style:family="paragraph" style:parent-style-name="Standard">
      <style:text-properties officeooo:rsid="0010130d" officeooo:paragraph-rsid="0019c798"/>
    </style:style>
    <style:style style:name="P13" style:family="paragraph" style:parent-style-name="Standard">
      <style:text-properties officeooo:rsid="0010130d" officeooo:paragraph-rsid="001ab88a"/>
    </style:style>
    <style:style style:name="T1" style:family="text">
      <style:text-properties officeooo:rsid="001214dd"/>
    </style:style>
    <style:style style:name="T2" style:family="text">
      <style:text-properties officeooo:rsid="0012fa50"/>
    </style:style>
    <style:style style:name="T3" style:family="text">
      <style:text-properties officeooo:rsid="00130714"/>
    </style:style>
    <style:style style:name="T4" style:family="text">
      <style:text-properties officeooo:rsid="0013e845"/>
    </style:style>
    <style:style style:name="T5" style:family="text">
      <style:text-properties officeooo:rsid="0014ef4a"/>
    </style:style>
    <style:style style:name="T6" style:family="text">
      <style:text-properties officeooo:rsid="0019c798"/>
    </style:style>
    <style:style style:name="T7" style:family="text">
      <style:text-properties officeooo:rsid="0013ac8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General Public as Auditor o an Election Process in Honduras: VotoSocial</text:p>
      <text:p text:style-name="P3"/>
      <text:p text:style-name="P1"><text:span text:style-name="T1">Crowdsourcing as an effective force to validate the counting process thanks to the </text:span><text:span text:style-name="T2">public availability of the </text:span><text:span text:style-name="T3">polling stations</text:span><text:span text:style-name="T2"> election records and the active participation of the general public.</text:span></text:p>
      <text:p text:style-name="P4"/>
      <text:p text:style-name="P5">Democracy is about participation, the more people participate in the general elections the more significant the the results will be. However in an </text:p>
      <text:p text:style-name="P2"><text:span text:style-name="T3">A real democracy can only be achieved when the general population of a nation has the freedom and the ability to choose their </text:span><text:span text:style-name="T4">leaders. This freedom is acquired by having an educated citizenship, so that the </text:span><text:span text:style-name="T5">people </text:span><text:span text:style-name="T4">have the tools to understand the candidates. Achieving this kind of democracy is not an easy feat </text:span></text:p>
      <text:p text:style-name="P6">Achieving a true democracy is not an easy feat </text:p>
      <text:p text:style-name="P4"/>
      <text:p text:style-name="P7">True democracy is not an easy feat</text:p>
      <text:p text:style-name="P8"/>
      <text:p text:style-name="P8">60% of the population lives under the line of poverty and 45.3% lives under the line of extreme poverty.</text:p>
      <text:p text:style-name="P8"/>
      <text:p text:style-name="P8">15.2% of the population cannot read and write, only 20.6% go to university.</text:p>
      <text:p text:style-name="P8"/>
      <text:p text:style-name="P9">Educated people represent a minority in the country.</text:p>
      <text:p text:style-name="P9"/>
      <text:p text:style-name="P9">Lack </text:p>
      <text:p text:style-name="P8"/>
      <text:p text:style-name="P8">The Internet penetration is 18.1%, Facebook penetration estimated penetration is 14.6%</text:p>
      <text:p text:style-name="P8"/>
      <text:p text:style-name="P8">It is inferred that people with higher education represent most of the people with access to Internet and Facebook.</text:p>
      <text:p text:style-name="P8"/>
      <text:p text:style-name="P8">Crowdsourcing is effective to have many people collaborate with a common goal.</text:p>
      <text:p text:style-name="P8"/>
      <text:p text:style-name="P10">Democracy is about participation</text:p>
      <text:p text:style-name="P10"/>
      <text:p text:style-name="P10">VotoSocial was launched as a tool to verify if the official records of the Honduras Electoral Process in 2013</text:p>
      <text:p text:style-name="P10"/>
      <text:p text:style-name="P10">1,673 people participated in VotoSocial: 710 people reviewing official records published by TSE through their SIEDE site, 879 people helping with the triple check process of each record.</text:p>
      <text:p text:style-name="P10"/>
      <text:p text:style-name="P9">15,637 records were reviewed out of the official 16,135. 498 records were not reviewed as they were not made public.</text:p>
      <text:p text:style-name="P9"/>
      <text:p text:style-name="P9">The whole process took 6 days, 89% of the records were reviewed during the first three days.</text:p>
      <text:p text:style-name="P9"/>
      <text:p text:style-name="P9"/>
      <text:p text:style-name="P11">Honduras is a developing country in the lower middle income classification of the world bank.</text:p>
      <text:p text:style-name="P11"/>
      <text:p text:style-name="P11"/>
      <text:p text:style-name="P12"><text:span text:style-name="T6">Starts under the assumption that any user can make mistakes, and for this system that is so sensitive, three verifications from different users where requirered.</text:span></text:p>
      <text:p text:style-name="P12"><text:span text:style-name="T6"/></text:p>
      <text:p text:style-name="P13"><text:span text:style-name="T7">Achieving a true democracy is not an easy feat, specially for developing countries as is the case of Honduras. Democracy is about participation, and it is more effective when that participation comes from an educated general public. </text:span></text:p>
      <text:p text:style-name="P12"><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los Arias</meta:initial-creator>
    <meta:creation-date>2014-03-10T11:32:23</meta:creation-date>
    <dc:date>2014-03-12T18:00:45</dc:date>
    <dc:creator>Carlos Arias</dc:creator>
    <meta:editing-duration>PT1H39M28S</meta:editing-duration>
    <meta:editing-cycles>3</meta:editing-cycles>
    <meta:generator>LibreOffice/3.6$Linux_X86_64 LibreOffice_project/360m1$Build-2</meta:generator>
    <meta:document-statistic meta:table-count="0" meta:image-count="0" meta:object-count="0" meta:page-count="2" meta:paragraph-count="21" meta:word-count="381" meta:character-count="2343" meta:non-whitespace-character-count="1978"/>
  </office:meta>
</office:document-meta>
</file>